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3" office:value-type="string" calcext:value-type="string">
            <text:p>Average time(sec)</text:p>
          </table:table-cell>
          <table:table-cell table:style-name="ce9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3" office:value-type="string" calcext:value-type="string">
            <text:p>report included</text:p>
          </table:table-cell>
          <table:table-cell/>
          <table:table-cell table:style-name="ce5" table:formula="of:=AVERAGE([.H10:.H21])" office:value-type="float" office:value="0.0641150333333333" calcext:value-type="float">
            <text:p>0.0641150333</text:p>
          </table:table-cell>
          <table:table-cell table:formula="of:=STDEV([.H10:.H21])" office:value-type="float" office:value="0.000508124770528108" calcext:value-type="float">
            <text:p>0.0005081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4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_orig_fast</text:p>
          </table:table-cell>
          <table:table-cell table:style-name="ce6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7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8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_loopInter_b_fast</text:p>
          </table:table-cell>
          <table:table-cell table:style-name="ce6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10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63484" calcext:value-type="float">
            <text:p>0.0634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0" office:value-type="float" office:value="0.2519719446" calcext:value-type="float">
            <text:p>0.2519719446</text:p>
          </table:table-cell>
          <table:table-cell table:number-columns-repeated="3"/>
          <table:table-cell office:value-type="float" office:value="0.0648376" calcext:value-type="float">
            <text:p>0.06483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635473" calcext:value-type="float">
            <text:p>0.063547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0" office:value-type="float" office:value="0.2832855426" calcext:value-type="float">
            <text:p>0.2832855426</text:p>
          </table:table-cell>
          <table:table-cell table:number-columns-repeated="3"/>
          <table:table-cell office:value-type="float" office:value="0.0637068" calcext:value-type="float">
            <text:p>0.06370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8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3"/>
          <table:table-cell office:value-type="float" office:value="0.0645508" calcext:value-type="float">
            <text:p>0.06455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3"/>
          <table:table-cell office:value-type="float" office:value="0.0643295" calcext:value-type="float">
            <text:p>0.064329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_loopUnrol_c_fast</text:p>
          </table:table-cell>
          <table:table-cell table:style-name="ce6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3"/>
          <table:table-cell office:value-type="float" office:value="0.0639265" calcext:value-type="float">
            <text:p>0.063926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0.0638253" calcext:value-type="float">
            <text:p>0.063825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2" office:value-type="float" office:value="0.0650651" calcext:value-type="float">
            <text:p>0.065065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0.0643108" calcext:value-type="float">
            <text:p>0.064310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0.0640408" calcext:value-type="float">
            <text:p>0.064040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0.0637559" calcext:value-type="float">
            <text:p>0.063755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17T12:37:14.734121350</dc:date>
    <meta:editing-duration>PT20H7M4S</meta:editing-duration>
    <meta:editing-cycles>26</meta:editing-cycles>
    <meta:generator>LibreOffice/5.1.6.2$Linux_X86_64 LibreOffice_project/10m0$Build-2</meta:generator>
    <meta:document-statistic meta:table-count="1" meta:cell-count="82" meta:object-count="0"/>
  </office:meta>
</office:document-meta>
</file>